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59cm" table:align="left"/>
    </style:style>
    <style:style style:name="Tableau1.A" style:family="table-column">
      <style:table-column-properties style:column-width="2.921cm"/>
    </style:style>
    <style:style style:name="Tableau1.B" style:family="table-column">
      <style:table-column-properties style:column-width="2.358cm"/>
    </style:style>
    <style:style style:name="Tableau1.C" style:family="table-column">
      <style:table-column-properties style:column-width="12.31cm"/>
    </style:style>
    <style:style style:name="Tableau1.A1" style:family="table-cell">
      <style:table-cell-properties style:vertical-align="middle" fo:padding="0.049cm" fo:border="none"/>
    </style:style>
    <style:style style:name="Tableau2" style:family="table">
      <style:table-properties style:width="11.472cm" table:align="left"/>
    </style:style>
    <style:style style:name="Tableau2.A" style:family="table-column">
      <style:table-column-properties style:column-width="1.882cm"/>
    </style:style>
    <style:style style:name="Tableau2.B" style:family="table-column">
      <style:table-column-properties style:column-width="5.442cm"/>
    </style:style>
    <style:style style:name="Tableau2.C" style:family="table-column">
      <style:table-column-properties style:column-width="4.149cm"/>
    </style:style>
    <style:style style:name="Tableau2.A1" style:family="table-cell">
      <style:table-cell-properties style:vertical-align="middle" fo:padding="0.049cm" fo:border="none"/>
    </style:style>
    <style:style style:name="Tableau3" style:family="table">
      <style:table-properties style:width="13.776cm" table:align="left"/>
    </style:style>
    <style:style style:name="Tableau3.A" style:family="table-column">
      <style:table-column-properties style:column-width="5.352cm"/>
    </style:style>
    <style:style style:name="Tableau3.B" style:family="table-column">
      <style:table-column-properties style:column-width="8.424cm"/>
    </style:style>
    <style:style style:name="Tableau3.A1" style:family="table-cell">
      <style:table-cell-properties style:vertical-align="middle" fo:padding="0.049cm" fo:border="none"/>
    </style:style>
    <style:style style:name="Tableau5" style:family="table">
      <style:table-properties style:width="15.797cm" table:align="left"/>
    </style:style>
    <style:style style:name="Tableau5.A" style:family="table-column">
      <style:table-column-properties style:column-width="4.785cm"/>
    </style:style>
    <style:style style:name="Tableau5.B" style:family="table-column">
      <style:table-column-properties style:column-width="11.012cm"/>
    </style:style>
    <style:style style:name="Tableau5.A1" style:family="table-cell">
      <style:table-cell-properties style:vertical-align="middle" fo:padding="0.049cm" fo:border="none"/>
    </style:style>
    <style:style style:name="Tableau4" style:family="table">
      <style:table-properties style:width="17.59cm" table:align="left"/>
    </style:style>
    <style:style style:name="Tableau4.A" style:family="table-column">
      <style:table-column-properties style:column-width="2.494cm"/>
    </style:style>
    <style:style style:name="Tableau4.B" style:family="table-column">
      <style:table-column-properties style:column-width="9.389cm"/>
    </style:style>
    <style:style style:name="Tableau4.C" style:family="table-column">
      <style:table-column-properties style:column-width="5.706cm"/>
    </style:style>
    <style:style style:name="Tableau4.A1" style:family="table-cell">
      <style:table-cell-properties style:vertical-align="middle" fo:padding="0.049cm" fo:border="none"/>
    </style:style>
    <style:style style:name="P1" style:family="paragraph" style:parent-style-name="Heading_20_1">
      <style:text-properties officeooo:paragraph-rsid="000d10b5"/>
    </style:style>
    <style:style style:name="P2" style:family="paragraph" style:parent-style-name="Horizontal_20_Line">
      <style:text-properties officeooo:paragraph-rsid="000d10b5"/>
    </style:style>
    <style:style style:name="P3" style:family="paragraph" style:parent-style-name="Table_20_Contents">
      <style:text-properties officeooo:paragraph-rsid="000d10b5"/>
    </style:style>
    <style:style style:name="P4" style:family="paragraph" style:parent-style-name="Table_20_Contents">
      <style:text-properties officeooo:rsid="0001aef3" officeooo:paragraph-rsid="000d10b5"/>
    </style:style>
    <style:style style:name="P5" style:family="paragraph" style:parent-style-name="Table_20_Heading">
      <style:text-properties officeooo:paragraph-rsid="000d10b5"/>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text-properties officeooo:paragraph-rsid="000d10b5"/>
    </style:style>
    <style:style style:name="P31" style:family="paragraph" style:parent-style-name="Text_20_body" style:list-style-name="L25"/>
    <style:style style:name="P32" style:family="paragraph" style:parent-style-name="Text_20_body">
      <style:text-properties officeooo:paragraph-rsid="000ecdd2"/>
    </style:style>
    <style:style style:name="P33" style:family="paragraph" style:parent-style-name="Text_20_body" style:list-style-name="L16">
      <style:text-properties officeooo:rsid="000ecdd2" officeooo:paragraph-rsid="000ecdd2"/>
    </style:style>
    <style:style style:name="T1" style:family="text">
      <style:text-properties officeooo:rsid="000d10b5"/>
    </style:style>
    <style:style style:name="T2" style:family="text">
      <style:text-properties officeooo:rsid="00028a5b"/>
    </style:style>
    <style:style style:name="T3" style:family="text">
      <style:text-properties officeooo:rsid="0001aef3"/>
    </style:style>
    <style:style style:name="T4" style:family="text">
      <style:text-properties officeooo:rsid="000ecdd2"/>
    </style:style>
    <style:style style:name="T5" style:family="text">
      <style:text-properties officeooo:rsid="0013351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Le Cabinet – Règles officielles (v1)</text:h>
      <text:h text:style-name="Heading_20_2" text:outline-level="2">objectif général</text:h>
      <text:p text:style-name="Text_20_body">Simuler la vie d’un gouvernement où les joueurs incarnent collectivement l’équipe exécutive : un <text:span text:style-name="Strong_20_Emphasis">cabinet ministériel</text:span> qui agit sous contraintes économiques, sociales et politiques.</text:p>
      <text:p text:style-name="Text_20_body">Le but collectif :</text:p>
      <text:list text:style-name="L1">
        <text:list-item>
          <text:p text:style-name="P6"><text:span text:style-name="Strong_20_Emphasis">maintenir la stabilité du gouvernement</text:span> (éviter la crise, la dissolution ou le renversement),</text:p>
        </text:list-item>
        <text:list-item>
          <text:p text:style-name="P6"><text:span text:style-name="Strong_20_Emphasis">améliorer les grands axes de tension</text:span> du pays (pauvreté, insécurité, maladie, cruauté, tolérance, guerre).</text:p>
        </text:list-item>
      </text:list>
      <text:p text:style-name="Text_20_body">Le but individuel :</text:p>
      <text:list text:style-name="L2">
        <text:list-item>
          <text:p text:style-name="P7"><text:span text:style-name="Strong_20_Emphasis">contribuer au succès collectif</text:span>,</text:p>
        </text:list-item>
        <text:list-item>
          <text:p text:style-name="P7"><text:span text:style-name="Strong_20_Emphasis">accroître son capital politique personnel</text:span>, symbole de son influence et de son prestige (avec l’ambition éventuelle de devenir Premier ministre).</text:p>
        </text:list-item>
      </text:list>
      <text:p text:style-name="Horizontal_20_Line"/>
      <text:h text:style-name="Heading_20_1" text:outline-level="1">⚙️ structure du jeu</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acteur</text:p>
            </table:table-cell>
            <table:table-cell table:style-name="Tableau1.A1" office:value-type="string">
              <text:p text:style-name="Table_20_Heading">joué par</text:p>
            </table:table-cell>
            <table:table-cell table:style-name="Tableau1.A1" office:value-type="string">
              <text:p text:style-name="Table_20_Heading">fonctions principales</text:p>
            </table:table-cell>
          </table:table-row>
        </table:table-header-rows>
        <table:table-row>
          <table:table-cell table:style-name="Tableau1.A1" office:value-type="string">
            <text:p text:style-name="Table_20_Contents"><text:span text:style-name="Strong_20_Emphasis">Premier ministre (PM)</text:span></text:p>
          </table:table-cell>
          <table:table-cell table:style-name="Tableau1.A1" office:value-type="string">
            <text:p text:style-name="Table_20_Contents">ordinateur</text:p>
          </table:table-cell>
          <table:table-cell table:style-name="Tableau1.A1" office:value-type="string">
            <text:p text:style-name="Table_20_Contents">tire les événements mondiaux, applique les décisions votées, tient la comptabilité et arbitre les conditions de fin.</text:p>
          </table:table-cell>
        </table:table-row>
        <table:table-row>
          <table:table-cell table:style-name="Tableau1.A1" office:value-type="string">
            <text:p text:style-name="Table_20_Contents"><text:span text:style-name="Strong_20_Emphasis">Membres du cabinet</text:span></text:p>
          </table:table-cell>
          <table:table-cell table:style-name="Tableau1.A1" office:value-type="string">
            <text:p text:style-name="Table_20_Contents">joueurs humains</text:p>
          </table:table-cell>
          <table:table-cell table:style-name="Tableau1.A1" office:value-type="string">
            <text:p text:style-name="Table_20_Contents">proposent des mesures, négocient au conseil, déposent ou retirent des cartes, votent les programmes, jouent des amendements et opportunités politiques.</text:p>
          </table:table-cell>
        </table:table-row>
      </table:table>
      <text:p text:style-name="Horizontal_20_Line"/>
      <text:h text:style-name="Heading_20_1" text:outline-level="1">🧭 axes de tension (le pays)</text:h>
      <text:p text:style-name="Text_20_body">Chaque axe représente un <text:span text:style-name="Strong_20_Emphasis">indicateur collectif</text:span> qui évolue au fil des tours.</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axe</text:p>
            </table:table-cell>
            <table:table-cell table:style-name="Tableau2.A1" office:value-type="string">
              <text:p text:style-name="Table_20_Heading">indicateurs possibles</text:p>
            </table:table-cell>
            <table:table-cell table:style-name="Tableau2.A1" office:value-type="string">
              <text:p text:style-name="Table_20_Heading">tension élevée = …</text:p>
            </table:table-cell>
          </table:table-row>
        </table:table-header-rows>
        <table:table-row>
          <table:table-cell table:style-name="Tableau2.A1" office:value-type="string">
            <text:p text:style-name="Table_20_Contents">Pauvreté</text:p>
          </table:table-cell>
          <table:table-cell table:style-name="Tableau2.A1" office:value-type="string">
            <text:p text:style-name="Table_20_Contents">revenu médian, Gini, transferts</text:p>
          </table:table-cell>
          <table:table-cell table:style-name="Tableau2.A1" office:value-type="string">
            <text:p text:style-name="Table_20_Contents">crise sociale</text:p>
          </table:table-cell>
        </table:table-row>
        <table:table-row>
          <table:table-cell table:style-name="Tableau2.A1" office:value-type="string">
            <text:p text:style-name="Table_20_Contents">Insécurité</text:p>
          </table:table-cell>
          <table:table-cell table:style-name="Tableau2.A1" office:value-type="string">
            <text:p text:style-name="Table_20_Contents">criminalité, perception, justice</text:p>
          </table:table-cell>
          <table:table-cell table:style-name="Tableau2.A1" office:value-type="string">
            <text:p text:style-name="Table_20_Contents">peur et repli</text:p>
          </table:table-cell>
        </table:table-row>
        <table:table-row>
          <table:table-cell table:style-name="Tableau2.A1" office:value-type="string">
            <text:p text:style-name="Table_20_Contents">Maladie</text:p>
          </table:table-cell>
          <table:table-cell table:style-name="Tableau2.A1" office:value-type="string">
            <text:p text:style-name="Table_20_Contents">santé publique, mortalité</text:p>
          </table:table-cell>
          <table:table-cell table:style-name="Tableau2.A1" office:value-type="string">
            <text:p text:style-name="Table_20_Contents">effondrement social</text:p>
          </table:table-cell>
        </table:table-row>
        <table:table-row>
          <table:table-cell table:style-name="Tableau2.A1" office:value-type="string">
            <text:p text:style-name="Table_20_Contents">Cruauté</text:p>
          </table:table-cell>
          <table:table-cell table:style-name="Tableau2.A1" office:value-type="string">
            <text:p text:style-name="Table_20_Contents">droits humains, institutions</text:p>
          </table:table-cell>
          <table:table-cell table:style-name="Tableau2.A1" office:value-type="string">
            <text:p text:style-name="Table_20_Contents">révolte ou isolement</text:p>
          </table:table-cell>
        </table:table-row>
        <table:table-row>
          <table:table-cell table:style-name="Tableau2.A1" office:value-type="string">
            <text:p text:style-name="Table_20_Contents">Tolérance</text:p>
          </table:table-cell>
          <table:table-cell table:style-name="Tableau2.A1" office:value-type="string">
            <text:p text:style-name="Table_20_Contents">inclusion, polarisation</text:p>
          </table:table-cell>
          <table:table-cell table:style-name="Tableau2.A1" office:value-type="string">
            <text:p text:style-name="Table_20_Contents">division interne</text:p>
          </table:table-cell>
        </table:table-row>
        <table:table-row>
          <table:table-cell table:style-name="Tableau2.A1" office:value-type="string">
            <text:p text:style-name="Table_20_Contents">Guerre</text:p>
          </table:table-cell>
          <table:table-cell table:style-name="Tableau2.A1" office:value-type="string">
            <text:p text:style-name="Table_20_Contents">dépenses militaires, conflits</text:p>
          </table:table-cell>
          <table:table-cell table:style-name="Tableau2.A1" office:value-type="string">
            <text:p text:style-name="Table_20_Contents">effondrement politique</text:p>
          </table:table-cell>
        </table:table-row>
      </table:table>
      <text:p text:style-name="Text_20_body">Chaque axe a :</text:p>
      <text:list text:style-name="L3">
        <text:list-item>
          <text:p text:style-name="P8"><text:soft-page-break/>une <text:span text:style-name="Strong_20_Emphasis">valeur courante</text:span> (0–10),</text:p>
        </text:list-item>
        <text:list-item>
          <text:p text:style-name="P8">un <text:span text:style-name="Strong_20_Emphasis">seuil de crise</text:span> : si atteint → <text:span text:style-name="Strong_20_Emphasis">fin immédiate de la partie</text:span>,</text:p>
        </text:list-item>
        <text:list-item>
          <text:p text:style-name="P8">un <text:span text:style-name="Strong_20_Emphasis">poids</text:span> : importance relative dans la tension globale (ajustable au fil des tests).</text:p>
        </text:list-item>
      </text:list>
      <text:h text:style-name="Heading_20_3" text:outline-level="3">échelle narrative du climat social</text:h>
      <table:table table:name="Tableau3" table:style-name="Tableau3">
        <table:table-column table:style-name="Tableau3.A"/>
        <table:table-column table:style-name="Tableau3.B"/>
        <table:table-header-rows>
          <table:table-row>
            <table:table-cell table:style-name="Tableau3.A1" office:value-type="string">
              <text:p text:style-name="Table_20_Heading">niveau de tension (moyenne)</text:p>
            </table:table-cell>
            <table:table-cell table:style-name="Tableau3.A1" office:value-type="string">
              <text:p text:style-name="Table_20_Heading">climat social</text:p>
            </table:table-cell>
          </table:table-row>
        </table:table-header-rows>
        <table:table-row>
          <table:table-cell table:style-name="Tableau3.A1" office:value-type="string">
            <text:p text:style-name="Table_20_Contents">0–2</text:p>
          </table:table-cell>
          <table:table-cell table:style-name="Tableau3.A1" office:value-type="string">
            <text:p text:style-name="Table_20_Contents">paix, confiance, prospérité</text:p>
          </table:table-cell>
        </table:table-row>
        <table:table-row>
          <table:table-cell table:style-name="Tableau3.A1" office:value-type="string">
            <text:p text:style-name="Table_20_Contents">3–4</text:p>
          </table:table-cell>
          <table:table-cell table:style-name="Tableau3.A1" office:value-type="string">
            <text:p text:style-name="Table_20_Contents">vigilance sociale, débat politique</text:p>
          </table:table-cell>
        </table:table-row>
        <table:table-row>
          <table:table-cell table:style-name="Tableau3.A1" office:value-type="string">
            <text:p text:style-name="Table_20_Contents">5–6</text:p>
          </table:table-cell>
          <table:table-cell table:style-name="Tableau3.A1" office:value-type="string">
            <text:p text:style-name="Table_20_Contents">tensions croissantes, méfiance envers le pouvoir</text:p>
          </table:table-cell>
        </table:table-row>
        <table:table-row>
          <table:table-cell table:style-name="Tableau3.A1" office:value-type="string">
            <text:p text:style-name="Table_20_Contents">7–8</text:p>
          </table:table-cell>
          <table:table-cell table:style-name="Tableau3.A1" office:value-type="string">
            <text:p text:style-name="Table_20_Contents">crise politique latente, contestation ouverte</text:p>
          </table:table-cell>
        </table:table-row>
        <table:table-row>
          <table:table-cell table:style-name="Tableau3.A1" office:value-type="string">
            <text:p text:style-name="Table_20_Contents">9–10</text:p>
          </table:table-cell>
          <table:table-cell table:style-name="Tableau3.A1" office:value-type="string">
            <text:p text:style-name="Table_20_Contents">effondrement ou révolution – fin de partie</text:p>
          </table:table-cell>
        </table:table-row>
      </table:table>
      <text:p text:style-name="Horizontal_20_Line"/>
      <text:h text:style-name="Heading_20_1" text:outline-level="1">💰 économie d’État</text:h>
      <text:p text:style-name="Text_20_body">L’État possède des paramètres économiques dynamiques :</text:p>
      <text:list text:style-name="L4">
        <text:list-item>
          <text:p text:style-name="P9"><text:span text:style-name="Strong_20_Emphasis">revenus</text:span> : impôt particuliers, impôt entreprises, redevances sur les ressources collectives ;</text:p>
        </text:list-item>
        <text:list-item>
          <text:p text:style-name="P9"><text:span text:style-name="Strong_20_Emphasis">dépenses</text:span> : par poste (santé, sécurité, social, éducation, etc.) + <text:span text:style-name="Strong_20_Emphasis">service de la dette</text:span> ;</text:p>
        </text:list-item>
        <text:list-item>
          <text:p text:style-name="P9"><text:span text:style-name="Strong_20_Emphasis">solde budgétaire</text:span> = revenus – dépenses ;</text:p>
        </text:list-item>
        <text:list-item>
          <text:p text:style-name="P9"><text:span text:style-name="Strong_20_Emphasis">dette</text:span> et <text:span text:style-name="Strong_20_Emphasis">taux d’intérêt</text:span> influent sur le service de la dette ;</text:p>
        </text:list-item>
        <text:list-item>
          <text:p text:style-name="P9"><text:span text:style-name="Strong_20_Emphasis">capacité administrative</text:span> : représente la charge maximale d’initiatives par tour.</text:p>
        </text:list-item>
      </text:list>
      <text:h text:style-name="Heading_20_3" text:outline-level="3">variations automatiques</text:h>
      <text:p text:style-name="Text_20_body">À chaque tour :</text:p>
      <text:list text:style-name="L5">
        <text:list-item>
          <text:p text:style-name="P10">les <text:span text:style-name="Strong_20_Emphasis">revenus</text:span> et <text:span text:style-name="Strong_20_Emphasis">dépenses</text:span> évoluent selon la <text:span text:style-name="Strong_20_Emphasis">santé globale des axes</text:span> (ex. guerre ou insécurité élevées → baisse de revenus) ;</text:p>
        </text:list-item>
        <text:list-item>
          <text:p text:style-name="P10">Le <text:span text:style-name="Strong_20_Emphasis">plafond de capacité administrative</text:span> est <text:span text:style-name="Strong_20_Emphasis">recalculé à chaque début de tour</text:span> en fonction de la situation économique et des dépenses prévues. Les mesures proposées doivent tenir compte de cette capacité : une initiative qui dépasse la capacité restante ou dont le coût excède la marge d’administration <text:span text:style-name="Strong_20_Emphasis">ne peut pas être acceptée</text:span> ou voit ses effets <text:span text:style-name="Strong_20_Emphasis">réduits proportionnellement</text:span>.</text:p>
        </text:list-item>
        <text:list-item>
          <text:p text:style-name="P10">un <text:span text:style-name="Strong_20_Emphasis">changement brusque des dépenses</text:span> réduit temporairement l’efficacité administrative, ce qui affaiblit les effets des mesures suivantes et peut aggraver certains axes.</text:p>
        </text:list-item>
      </text:list>
      <text:p text:style-name="Horizontal_20_Line"/>
      <text:h text:style-name="Heading_20_1" text:outline-level="1"><text:soft-page-break/>🧩 les cartes</text:h>
      <text:p text:style-name="Text_20_body">Le <text:span text:style-name="Strong_20_Emphasis">paquet global</text:span> (pioche commune) contient <text:span text:style-name="Strong_20_Emphasis">tous les types de cartes</text:span> utilisées pendant la partie.<text:line-break/>Il est composé d’un mélange équilibré de :</text:p>
      <text:list text:style-name="L24">
        <text:list-item>
          <text:p text:style-name="P29"><text:span text:style-name="Strong_20_Emphasis">cartes de mesures</text:span> (actions directes sur l’économie ou les axes de tension) ;</text:p>
        </text:list-item>
        <text:list-item>
          <text:p text:style-name="P29"><text:span text:style-name="Strong_20_Emphasis">cartes d’amendements et d’opportunités politiques</text:span> (effets correctifs, atténuations, bonus ou contraintes appliqués au programme) ;</text:p>
        </text:list-item>
        <text:list-item>
          <text:p text:style-name="P29"><text:span text:style-name="Strong_20_Emphasis">cartes d’influence ou de communication</text:span> (qui modifient le capital politique, l’ordre du Conseil ou les votes) ;</text:p>
        </text:list-item>
        <text:list-item>
          <text:p text:style-name="P29"><text:span text:style-name="Strong_20_Emphasis">cartes spéciales de procédure</text:span> (événements internes jouables à tout moment, avant ou pendant le vote, pendant l’exécution ou au moment de l’application des amendements).</text:p>
        </text:list-item>
      </text:list>
      <text:p text:style-name="P30">Ces cartes sont toutes intégrées à la <text:span text:style-name="Strong_20_Emphasis">pioche principale</text:span> du jeu et peuvent apparaître dans les mains des joueurs selon le hasard de la distribution.</text:p>
      <text:p text:style-name="P30">Chaque carte est typée selon son <text:span text:style-name="Strong_20_Emphasis">registre d’action</text:span> :</text:p>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5">registre</text:p>
            </table:table-cell>
            <table:table-cell table:style-name="Tableau4.A1" office:value-type="string">
              <text:p text:style-name="P5">exemples de cartes</text:p>
            </table:table-cell>
            <table:table-cell table:style-name="Tableau4.A1" office:value-type="string">
              <text:p text:style-name="P5">effets possibles</text:p>
            </table:table-cell>
          </table:table-row>
        </table:table-header-rows>
        <table:table-row>
          <table:table-cell table:style-name="Tableau4.A1" office:value-type="string">
            <text:p text:style-name="P3">Financier</text:p>
          </table:table-cell>
          <table:table-cell table:style-name="Tableau4.A1" office:value-type="string">
            <text:p text:style-name="P3">“Hausse de taxe”, “Réduction des dépenses”, “Émission d’obligations”</text:p>
          </table:table-cell>
          <table:table-cell table:style-name="Tableau4.A1" office:value-type="string">
            <text:p text:style-name="P3">agit sur le budget, les taux, la dette</text:p>
          </table:table-cell>
        </table:table-row>
        <table:table-row>
          <table:table-cell table:style-name="Tableau4.A1" office:value-type="string">
            <text:p text:style-name="P3">Social</text:p>
          </table:table-cell>
          <table:table-cell table:style-name="Tableau4.A1" office:value-type="string">
            <text:p text:style-name="P3">“Plan d’aide aux familles”, “Programme de logement”</text:p>
          </table:table-cell>
          <table:table-cell table:style-name="Tableau4.A1" office:value-type="string">
            <text:p text:style-name="P3">réduit la pauvreté, augmente les dépenses</text:p>
          </table:table-cell>
        </table:table-row>
        <table:table-row>
          <table:table-cell table:style-name="Tableau4.A1" office:value-type="string">
            <text:p text:style-name="P3">Santé</text:p>
          </table:table-cell>
          <table:table-cell table:style-name="Tableau4.A1" office:value-type="string">
            <text:p text:style-name="P3">“Campagne de vaccination”, “Réforme des hôpitaux”</text:p>
          </table:table-cell>
          <table:table-cell table:style-name="Tableau4.A1" office:value-type="string">
            <text:p text:style-name="P3">diminue maladie, augmente dépenses</text:p>
          </table:table-cell>
        </table:table-row>
        <table:table-row>
          <table:table-cell table:style-name="Tableau4.A1" office:value-type="string">
            <text:p text:style-name="P3">Sécurité</text:p>
          </table:table-cell>
          <table:table-cell table:style-name="Tableau4.A1" office:value-type="string">
            <text:p text:style-name="P3">“Police de proximité”, “Réforme judiciaire”</text:p>
          </table:table-cell>
          <table:table-cell table:style-name="Tableau4.A1" office:value-type="string">
            <text:p text:style-name="P3">réduit insécurité, augmente cruaute</text:p>
          </table:table-cell>
        </table:table-row>
        <table:table-row>
          <table:table-cell table:style-name="Tableau4.A1" office:value-type="string">
            <text:p text:style-name="P3">Défense</text:p>
          </table:table-cell>
          <table:table-cell table:style-name="Tableau4.A1" office:value-type="string">
            <text:p text:style-name="P3">“Renforcement militaire”, “Traité de paix”</text:p>
          </table:table-cell>
          <table:table-cell table:style-name="Tableau4.A1" office:value-type="string">
            <text:p text:style-name="P3">modifie guerre et tolérance</text:p>
          </table:table-cell>
        </table:table-row>
        <table:table-row>
          <table:table-cell table:style-name="Tableau4.A1" office:value-type="string">
            <text:p text:style-name="P3">Politique</text:p>
          </table:table-cell>
          <table:table-cell table:style-name="Tableau4.A1" office:value-type="string">
            <text:p text:style-name="P3">“Compromis parlementaire”, “Opportunité médiatique”</text:p>
          </table:table-cell>
          <table:table-cell table:style-name="Tableau4.A1" office:value-type="string">
            <text:p text:style-name="P3">change le capital politique ou les votes</text:p>
          </table:table-cell>
        </table:table-row>
        <table:table-row>
          <table:table-cell table:style-name="Tableau4.A1" office:value-type="string">
            <text:p text:style-name="P3">Écologique</text:p>
          </table:table-cell>
          <table:table-cell table:style-name="Tableau4.A1" office:value-type="string">
            <text:p text:style-name="P3">“Transition énergétique”, “Taxe carbone”</text:p>
          </table:table-cell>
          <table:table-cell table:style-name="Tableau4.A1" office:value-type="string">
            <text:p text:style-name="P3">modifie tolérance, pauvreté, recettes</text:p>
          </table:table-cell>
        </table:table-row>
        <table:table-row>
          <table:table-cell table:style-name="Tableau4.A1" office:value-type="string">
            <text:p text:style-name="P3">Amendement</text:p>
          </table:table-cell>
          <table:table-cell table:style-name="Tableau4.A1" office:value-type="string">
            <text:p text:style-name="P3">“Cadre budgétaire”, “Atténuer les effets secondaires” <text:span text:style-name="T2">(réf. Plus bas aux types d’amendements prévus)</text:span></text:p>
          </table:table-cell>
          <table:table-cell table:style-name="Tableau4.A1" office:value-type="string">
            <text:p text:style-name="P3">modifie d’autres cartes jouées</text:p>
          </table:table-cell>
        </table:table-row>
        <table:table-row>
          <table:table-cell table:style-name="Tableau4.A1" office:value-type="string">
            <text:p text:style-name="P4">Cartes spéciales <text:span text:style-name="T1">de procédure</text:span></text:p>
          </table:table-cell>
          <table:table-cell table:style-name="Tableau4.A1" office:value-type="string">
            <text:p text:style-name="P3">« <text:span text:style-name="T3">Remaniement ministériel », « Crise interne », « motion de censure », « Scandale », « vacance de ministre », « Attribution de tout le capital politique à un seul ministre », « Double voix au vote »</text:span></text:p>
          </table:table-cell>
          <table:table-cell table:style-name="Tableau4.A1" office:value-type="string">
            <text:p text:style-name="P4">Affecte le fonctionnement normal du conseil des ministres</text:p>
          </table:table-cell>
        </table:table-row>
      </table:table>
      <text:p text:style-name="P2"/>
      <text:h text:style-name="P1" text:outline-level="1"><text:soft-page-break/>⚡ types d’amendements et opportunités politiques</text:h>
      <table:table table:name="Tableau5" table:style-name="Tableau5">
        <table:table-column table:style-name="Tableau5.A"/>
        <table:table-column table:style-name="Tableau5.B"/>
        <table:table-header-rows>
          <table:table-row>
            <table:table-cell table:style-name="Tableau5.A1" office:value-type="string">
              <text:p text:style-name="P5">type</text:p>
            </table:table-cell>
            <table:table-cell table:style-name="Tableau5.A1" office:value-type="string">
              <text:p text:style-name="P5">effet</text:p>
            </table:table-cell>
          </table:table-row>
        </table:table-header-rows>
        <table:table-row>
          <table:table-cell table:style-name="Tableau5.A1" office:value-type="string">
            <text:p text:style-name="P3"><text:span text:style-name="Source_20_Text">cap_budget_global</text:span></text:p>
          </table:table-cell>
          <table:table-cell table:style-name="Tableau5.A1" office:value-type="string">
            <text:p text:style-name="P3">limite la somme totale des hausses de dépenses du programme</text:p>
          </table:table-cell>
        </table:table-row>
        <table:table-row>
          <table:table-cell table:style-name="Tableau5.A1" office:value-type="string">
            <text:p text:style-name="P3"><text:span text:style-name="Source_20_Text">cap_par_poste</text:span></text:p>
          </table:table-cell>
          <table:table-cell table:style-name="Tableau5.A1" office:value-type="string">
            <text:p text:style-name="P3">fixe un plafond par domaine (santé, sécurité, etc.)</text:p>
          </table:table-cell>
        </table:table-row>
        <table:table-row>
          <table:table-cell table:style-name="Tableau5.A1" office:value-type="string">
            <text:p text:style-name="P3"><text:span text:style-name="Source_20_Text">rabais_couts</text:span></text:p>
          </table:table-cell>
          <table:table-cell table:style-name="Tableau5.A1" office:value-type="string">
            <text:p text:style-name="P3">réduit le coût budgétaire ou administratif de certaines cartes</text:p>
          </table:table-cell>
        </table:table-row>
        <table:table-row>
          <table:table-cell table:style-name="Tableau5.A1" office:value-type="string">
            <text:p text:style-name="P3"><text:span text:style-name="Source_20_Text">atténuation_effet</text:span></text:p>
          </table:table-cell>
          <table:table-cell table:style-name="Tableau5.A1" office:value-type="string">
            <text:p text:style-name="P3">diminue l’impact sur un axe ciblé (effet amortisseur)</text:p>
          </table:table-cell>
        </table:table-row>
        <table:table-row>
          <table:table-cell table:style-name="Tableau5.A1" office:value-type="string">
            <text:p text:style-name="P3"><text:span text:style-name="Source_20_Text">bonus_effet</text:span></text:p>
          </table:table-cell>
          <table:table-cell table:style-name="Tableau5.A1" office:value-type="string">
            <text:p text:style-name="P3">ajoute un effet complémentaire (ex. -1 tension sur un autre axe)</text:p>
          </table:table-cell>
        </table:table-row>
        <table:table-row>
          <table:table-cell table:style-name="Tableau5.A1" office:value-type="string">
            <text:p text:style-name="P3"><text:span text:style-name="Source_20_Text">bloquer_mesures</text:span></text:p>
          </table:table-cell>
          <table:table-cell table:style-name="Tableau5.A1" office:value-type="string">
            <text:p text:style-name="P3">retire du programme les mesures taggées comme controversées</text:p>
          </table:table-cell>
        </table:table-row>
        <table:table-row>
          <table:table-cell table:style-name="Tableau5.A1" office:value-type="string">
            <text:p text:style-name="P3"><text:span text:style-name="Source_20_Text">reordonnancer</text:span></text:p>
          </table:table-cell>
          <table:table-cell table:style-name="Tableau5.A1" office:value-type="string">
            <text:p text:style-name="P3">modifie l’ordre d’exécution du programme</text:p>
          </table:table-cell>
        </table:table-row>
        <table:table-row>
          <table:table-cell table:style-name="Tableau5.A1" office:value-type="string">
            <text:p text:style-name="P3"><text:span text:style-name="Source_20_Text">conditionnel_ajout</text:span></text:p>
          </table:table-cell>
          <table:table-cell table:style-name="Tableau5.A1" office:value-type="string">
            <text:p text:style-name="P3">ajoute un effet si une condition est remplie (ex. tolérance ≥ 7)</text:p>
          </table:table-cell>
        </table:table-row>
      </table:table>
      <text:p text:style-name="P30">Les amendements s’appliquent <text:span text:style-name="Strong_20_Emphasis">après le vote</text:span> mais <text:span text:style-name="Strong_20_Emphasis">avant l’exécution</text:span> des mesures.</text:p>
      <text:p text:style-name="P32">Les <text:span text:style-name="Strong_20_Emphasis">cartes spéciales de procédure</text:span> font partie de la <text:span text:style-name="Strong_20_Emphasis">pioche globale</text:span> et peuvent être jouées à tout moment du tour, <text:span text:style-name="Strong_20_Emphasis">tant qu’un joueur les détient dans sa main</text:span>. Elles peuvent être utilisées avant ou pendant le vote, pendant la phase d’amendements ou au moment de l’exécution du programme. Leurs effets sont déclarés au moment approprié et résolus immédiatement.</text:p>
      <text:p text:style-name="P30"><text:line-break/>La <text:span text:style-name="Strong_20_Emphasis">pioche des événements mondiaux</text:span> (<text:span text:style-name="Emphasis">Perturbateurs_tour</text:span>) est <text:span text:style-name="Strong_20_Emphasis">distincte</text:span> : elle appartient exclusivement au Premier ministre (ordinateur) et détermine les conditions extérieures de chaque tour.</text:p>
      <text:p text:style-name="Horizontal_20_Line"/>
      <text:h text:style-name="Heading_20_1" text:outline-level="1">🏛️ préparation du jeu : formation du gouvernement</text:h>
      <text:h text:style-name="Heading_20_3" text:outline-level="3">1. mise en place initiale</text:h>
      <text:p text:style-name="Text_20_body">Le système initialise :</text:p>
      <text:list text:style-name="L7">
        <text:list-item>
          <text:p text:style-name="P12">les <text:span text:style-name="Strong_20_Emphasis">axes de tension</text:span>,</text:p>
        </text:list-item>
        <text:list-item>
          <text:p text:style-name="P12">la <text:span text:style-name="Strong_20_Emphasis">situation économique de départ</text:span> (revenus, dépenses, dette, capacité),</text:p>
        </text:list-item>
        <text:list-item>
          <text:p text:style-name="P12">les <text:span text:style-name="Strong_20_Emphasis">seuils de crise et conditions de fin</text:span>.</text:p>
        </text:list-item>
      </text:list>
      <text:p text:style-name="Text_20_body">Chaque joueur débute avec :</text:p>
      <text:list text:style-name="L8">
        <text:list-item>
          <text:p text:style-name="P13">une <text:span text:style-name="Strong_20_Emphasis">main vide</text:span>,</text:p>
        </text:list-item>
        <text:list-item>
          <text:p text:style-name="P13">un <text:span text:style-name="Strong_20_Emphasis">capital politique personnel</text:span>,</text:p>
        </text:list-item>
        <text:list-item>
          <text:p text:style-name="P13">une <text:span text:style-name="Strong_20_Emphasis">capacité d’attention</text:span> (nombre d’actions ou cartes jouables par tour),</text:p>
        </text:list-item>
        <text:list-item>
          <text:p text:style-name="P13">un <text:span text:style-name="Strong_20_Emphasis">axe prioritaire ou économique</text:span> à défendre (programme politique personnel).</text:p>
        </text:list-item>
      </text:list>
      <text:p text:style-name="Horizontal_20_Line"><text:soft-page-break/></text:p>
      <text:h text:style-name="Heading_20_3" text:outline-level="3">2. distribution des cartes</text:h>
      <text:list text:style-name="L9">
        <text:list-item>
          <text:p text:style-name="P14">le <text:span text:style-name="Strong_20_Emphasis">paquet global</text:span> contient toutes les politiques de l’État : finances, santé, sécurité, éducation, environnement, etc.</text:p>
        </text:list-item>
        <text:list-item>
          <text:p text:style-name="P14">chaque joueur <text:span text:style-name="Strong_20_Emphasis">pioche 5 ou 6 cartes</text:span>.</text:p>
        </text:list-item>
        <text:list-item>
          <text:p text:style-name="P14">ces cartes déterminent sa <text:span text:style-name="Strong_20_Emphasis">zone d’influence</text:span>.</text:p>
        </text:list-item>
        <text:list-item>
          <text:p text:style-name="P14">il n’existe <text:span text:style-name="Strong_20_Emphasis">aucun titre fixe</text:span> : le rôle de chaque joueur est <text:span text:style-name="Strong_20_Emphasis">défini par les cartes qu’il détient</text:span> (une main d’économie fait de lui un acteur financier, une main militaire un stratège de défense, etc.).</text:p>
        </text:list-item>
      </text:list>
      <text:p text:style-name="Horizontal_20_Line"/>
      <text:h text:style-name="Heading_20_3" text:outline-level="3">3. main et défausse</text:h>
      <text:p text:style-name="Text_20_body">À la <text:span text:style-name="Strong_20_Emphasis">clôture du tour</text:span>, chaque joueur <text:span text:style-name="Strong_20_Emphasis">défausse toutes ses cartes sauf une</text:span>, qu’il choisit de conserver pour le tour suivant.<text:line-break/>Cette règle s’applique après toutes les phases du tour, de sorte que les joueurs conservent jusqu’à la fin la possibilité de jouer des cartes spéciales ou d’appliquer des effets différés.<text:line-break/>Les cartes défaussées rejoignent la pile personnelle du joueur et seront remélangées lorsque sa pioche sera vide.</text:p>
      <text:p text:style-name="Text_20_body">Ce cycle reflète la rotation des priorités politiques : chaque ministre conserve une seule “idée maîtresse” entre deux tours.</text:p>
      <text:p text:style-name="Horizontal_20_Line"/>
      <text:h text:style-name="Heading_20_3" text:outline-level="3">4. échanges et remaniement</text:h>
      <text:list text:style-name="L11">
        <text:list-item>
          <text:p text:style-name="P16">un <text:span text:style-name="Strong_20_Emphasis">échange ponctuel</text:span> entre deux joueurs est possible pendant le <text:span text:style-name="Strong_20_Emphasis">Conseil</text:span>, si les deux parties et le <text:span text:style-name="Strong_20_Emphasis">vote du Conseil</text:span> l’autorisent ;</text:p>
        </text:list-item>
        <text:list-item>
          <text:p text:style-name="P16">un <text:span text:style-name="Strong_20_Emphasis">remaniement ministériel</text:span> (redistribution de cartes) peut être déclenché :</text:p>
          <text:list>
            <text:list-item>
              <text:p text:style-name="P16">par un <text:span text:style-name="Strong_20_Emphasis">événement spécial</text:span> (“Crise interne”, “Vote de censure”), ou</text:p>
            </text:list-item>
            <text:list-item>
              <text:p text:style-name="P16">par un <text:span text:style-name="Strong_20_Emphasis">vote collectif</text:span> à majorité simple.</text:p>
            </text:list-item>
          </text:list>
        </text:list-item>
      </text:list>
      <text:p text:style-name="Horizontal_20_Line"/>
      <text:h text:style-name="Heading_20_1" text:outline-level="1">🕰️ déroulement d’un tour</text:h>
      <text:h text:style-name="Heading_20_3" text:outline-level="3">1. Phase Monde</text:h>
      <text:p text:style-name="Text_20_body">Les <text:span text:style-name="Strong_20_Emphasis">événements mondiaux</text:span> ont un effet immédiat sur les axes et la situation économique du pays, mais ne persistent pas au-delà du tour où ils sont tirés.<text:line-break/><text:soft-page-break/>Un nouvel événement mondial peut ultérieurement <text:span text:style-name="Strong_20_Emphasis">renverser</text:span> ou <text:span text:style-name="Strong_20_Emphasis">neutraliser</text:span> les effets d’un précédent, reflétant la succession des crises et des contextes extérieurs.</text:p>
      <text:p text:style-name="Text_20_body">Le PM pioche un <text:span text:style-name="Strong_20_Emphasis">perturbateur_tour</text:span> :</text:p>
      <text:list text:style-name="L12">
        <text:list-item>
          <text:p text:style-name="P17">modifie les axes et paramètres économiques ;</text:p>
        </text:list-item>
        <text:list-item>
          <text:p text:style-name="P17">peut imposer des contraintes (hausse de taux d’intérêt, baisse de capacité, etc.) ;</text:p>
        </text:list-item>
        <text:list-item>
          <text:p text:style-name="P17">les effets sont appliqués immédiatement.</text:p>
        </text:list-item>
      </text:list>
      <text:p text:style-name="Horizontal_20_Line"/>
      <text:h text:style-name="Heading_20_3" text:outline-level="3">2. Phase Conseil des ministres</text:h>
      <text:list text:style-name="L13">
        <text:list-item>
          <text:p text:style-name="P18">les joueurs discutent et <text:span text:style-name="Strong_20_Emphasis">construisent le programme de mesures du tour</text:span> :<text:line-break/>chacun peut <text:span text:style-name="Strong_20_Emphasis">déposer, retirer ou amender</text:span> ses cartes ;</text:p>
        </text:list-item>
        <text:list-item>
          <text:p text:style-name="P18">le programme reste <text:span text:style-name="Strong_20_Emphasis">ouvert</text:span> jusqu’à un vote global ;</text:p>
        </text:list-item>
        <text:list-item>
          <text:p text:style-name="P18">les cartes déposées gardent la <text:span text:style-name="Strong_20_Emphasis">trace de leur auteur</text:span> pour le calcul des scores individuels.</text:p>
        </text:list-item>
      </text:list>
      <text:p text:style-name="Horizontal_20_Line"/>
      <text:h text:style-name="Heading_20_3" text:outline-level="3">3. Vote global sur le programme</text:h>
      <text:list text:style-name="L14">
        <text:list-item>
          <text:p text:style-name="P19">chaque joueur vote <text:span text:style-name="Strong_20_Emphasis">oui</text:span> ou <text:span text:style-name="Strong_20_Emphasis">non</text:span> sur le programme complet ;</text:p>
        </text:list-item>
        <text:list-item>
          <text:p text:style-name="P19"><text:span text:style-name="Strong_20_Emphasis">majorité simple</text:span> : si &gt; 50 % “oui” → programme adopté ;</text:p>
        </text:list-item>
        <text:list-item>
          <text:p text:style-name="P19">si le vote échoue → retour en <text:span text:style-name="Strong_20_Emphasis">Conseil</text:span> : le programme peut être modifié (ajouts, retraits, amendements) ;</text:p>
        </text:list-item>
        <text:list-item>
          <text:p text:style-name="P19">si le vote réussit → le programme est <text:span text:style-name="Strong_20_Emphasis">figé</text:span> pour exécution.</text:p>
        </text:list-item>
      </text:list>
      <text:p text:style-name="Horizontal_20_Line"/>
      <text:h text:style-name="Heading_20_3" text:outline-level="3">4. Application des amendements</text:h>
      <text:p text:style-name="Text_20_body">Une fois le programme adopté, le PM applique tous les <text:span text:style-name="Strong_20_Emphasis">amendements</text:span> dans cet ordre :</text:p>
      <text:list text:style-name="L15">
        <text:list-item>
          <text:p text:style-name="P20">caps et filtres (limites budgétaires, blocages) ;</text:p>
        </text:list-item>
        <text:list-item>
          <text:p text:style-name="P20">ajustements de coûts (rabais ou hausses de capacité) ;</text:p>
        </text:list-item>
        <text:list-item>
          <text:p text:style-name="P20">modificateurs d’intensité (atténuation, bonus) ;</text:p>
        </text:list-item>
        <text:list-item>
          <text:p text:style-name="P20">réordonnancement des effets ;</text:p>
        </text:list-item>
        <text:list-item>
          <text:p text:style-name="P20">ajouts conditionnels.</text:p>
        </text:list-item>
      </text:list>
      <text:p text:style-name="Text_20_body">Les amendements ne produisent pas directement d’effets, mais <text:span text:style-name="Strong_20_Emphasis">transforment</text:span> les mesures du programme avant leur mise en œuvre.</text:p>
      <text:p text:style-name="Horizontal_20_Line"/>
      <text:h text:style-name="Heading_20_3" text:outline-level="3"><text:soft-page-break/>5. Exécution du programme</text:h>
      <text:list text:style-name="L16">
        <text:list-item>
          <text:p text:style-name="P33">déclaration des cartes spéciales.</text:p>
          <text:list>
            <text:list-item>
              <text:p text:style-name="P33">Avant l’application des mesures et amendements, chaque joueur peut <text:span text:style-name="Strong_20_Emphasis">déclarer les cartes spéciales de procédure</text:span> qu’il souhaite activer pendant le tour. Le moment exact de leur effet (avant un vote, lors d’un amendement ou pendant une exécution) sera déterminé par la nature de la carte. Ces cartes sont ensuite résolues au moment requis, sans interrompre durablement l’ordre d’exécution du programme.</text:p>
            </text:list-item>
          </text:list>
        </text:list-item>
        <text:list-item>
          <text:p text:style-name="P21">le PM exécute les <text:span text:style-name="Strong_20_Emphasis">mesures finales</text:span> (post-amendement) dans l’ordre :<text:line-break/><text:span text:style-name="Strong_20_Emphasis">recettes → réallocations → structurelles → sociétales</text:span> ;</text:p>
        </text:list-item>
        <text:list-item>
          <text:p text:style-name="P21">chaque mesure génère un événement <text:span text:style-name="Source_20_Text">mesure_executee</text:span> indiquant :</text:p>
          <text:list>
            <text:list-item>
              <text:p text:style-name="P21">la carte,</text:p>
            </text:list-item>
            <text:list-item>
              <text:p text:style-name="P21">l’auteur,</text:p>
            </text:list-item>
            <text:list-item>
              <text:p text:style-name="P21">les effets budgétaires et sur les axes ;</text:p>
            </text:list-item>
          </text:list>
        </text:list-item>
        <text:list-item>
          <text:p text:style-name="P21">certaines <text:span text:style-name="Strong_20_Emphasis">cartes spéciales de procédure</text:span> peuvent alors s’appliquer :</text:p>
          <text:list>
            <text:list-item>
              <text:p text:style-name="P21"><text:span text:style-name="Emphasis">“Attribution de tout le capital politique du programme à un seul joueur”</text:span>,</text:p>
            </text:list-item>
            <text:list-item>
              <text:p text:style-name="P21"><text:span text:style-name="Emphasis">“Scandale : perte de capital politique pour l’auteur d’une carte controversée”</text:span>, etc.</text:p>
            </text:list-item>
          </text:list>
        </text:list-item>
        <text:list-item>
          <text:p text:style-name="P21">ces effets sont résolus <text:span text:style-name="Strong_20_Emphasis">immédiatement après l’exécution</text:span> des mesures normales.</text:p>
        </text:list-item>
      </text:list>
      <text:p text:style-name="Horizontal_20_Line"/>
      <text:h text:style-name="Heading_20_3" text:outline-level="3">6. Clôture du tour</text:h>
      <text:p text:style-name="Text_20_body">Le <text:span text:style-name="Strong_20_Emphasis">capital politique individuel</text:span> de chaque joueur reste distinct du <text:span text:style-name="Strong_20_Emphasis">capital politique collectif</text:span> du gouvernement.<text:line-break/>C’est le <text:span text:style-name="Strong_20_Emphasis">capital collectif</text:span> qui détermine la stabilité du cabinet et les conditions de fin de partie.<text:line-break/>Un programme contribue positivement au capital collectif lorsqu’il <text:span text:style-name="Strong_20_Emphasis">apporte plus de bonheur que de malheur</text:span> au pays — c’est-à-dire lorsque la variation globale des axes et des indicateurs économiques est favorable.<text:line-break/>Les variations individuelles servent uniquement à mesurer la performance personnelle des joueurs.</text:p>
      <text:p text:style-name="Text_20_body">Le PM :</text:p>
      <text:list text:style-name="L17">
        <text:list-item>
          <text:p text:style-name="P22"><text:span text:style-name="Strong_20_Emphasis">recalcule</text:span> revenus, dépenses, solde et dette ;</text:p>
        </text:list-item>
        <text:list-item>
          <text:p text:style-name="P22"><text:span text:style-name="Strong_20_Emphasis">ajuste</text:span> la capacité administrative selon les dépenses et la charge d’actions ;</text:p>
        </text:list-item>
        <text:list-item>
          <text:p text:style-name="P22"><text:span text:style-name="Strong_20_Emphasis">applique</text:span> les rétroactions entre économie et axes ;</text:p>
        </text:list-item>
        <text:list-item>
          <text:p text:style-name="P22"><text:span text:style-name="Strong_20_Emphasis">attribue</text:span> ou retire du capital politique individuel <text:span text:style-name="T5">et collectif</text:span> selon :</text:p>
          <text:list>
            <text:list-item>
              <text:p text:style-name="P22">les cartes spéciales,</text:p>
            </text:list-item>
            <text:list-item>
              <text:p text:style-name="P22">la réussite ou l’échec du programme,</text:p>
            </text:list-item>
            <text:list-item>
              <text:p text:style-name="P22"><text:soft-page-break/>la performance de l’axe prioritaire de chaque joueur ;</text:p>
            </text:list-item>
          </text:list>
        </text:list-item>
        <text:list-item>
          <text:p text:style-name="P22"><text:span text:style-name="Strong_20_Emphasis">vérifie les conditions de fin</text:span> :</text:p>
          <text:list>
            <text:list-item>
              <text:p text:style-name="P22">gouvernement renversé (capital politique ≤ 0 pendant 2 tours consécutifs),</text:p>
            </text:list-item>
            <text:list-item>
              <text:p text:style-name="P22">crise majeure (axe ≥ seuil de crise),</text:p>
            </text:list-item>
            <text:list-item>
              <text:p text:style-name="P22">élections (tour maximum atteint).</text:p>
            </text:list-item>
          </text:list>
        </text:list-item>
      </text:list>
      <text:p text:style-name="Horizontal_20_Line"/>
      <text:h text:style-name="Heading_20_1" text:outline-level="1">🗳️ règles de vote et contraintes</text:h>
      <text:list text:style-name="L18">
        <text:list-item>
          <text:p text:style-name="P23"><text:span text:style-name="Strong_20_Emphasis">règle de base : majorité simple</text:span> (&gt; 50 % “oui”) ;</text:p>
        </text:list-item>
        <text:list-item>
          <text:p text:style-name="P23">variantes optionnelles :</text:p>
          <text:list>
            <text:list-item>
              <text:p text:style-name="P23"><text:span text:style-name="Emphasis">priorité ordonnée</text:span> (classement des programmes),</text:p>
            </text:list-item>
            <text:list-item>
              <text:p text:style-name="P23"><text:span text:style-name="Emphasis">double voix</text:span> accordée par carte spéciale.</text:p>
            </text:list-item>
          </text:list>
        </text:list-item>
        <text:list-item>
          <text:p text:style-name="P23">contraintes de vote :</text:p>
          <text:list>
            <text:list-item>
              <text:p text:style-name="P23"><text:span text:style-name="Source_20_Text">budget_min_solde</text:span> : le programme ne peut être adopté s’il crée un déficit supérieur au seuil ;</text:p>
            </text:list-item>
            <text:list-item>
              <text:p text:style-name="P23"><text:span text:style-name="Source_20_Text">capacite_admin_max</text:span> : limite du nombre de cartes exécutables par tour.</text:p>
            </text:list-item>
          </text:list>
        </text:list-item>
      </text:list>
      <text:p text:style-name="Horizontal_20_Line"/>
      <text:h text:style-name="Heading_20_1" text:outline-level="1">🎭 traçabilité et scores</text:h>
      <text:h text:style-name="Heading_20_3" text:outline-level="3">traçabilité</text:h>
      <text:p text:style-name="Text_20_body">Chaque <text:span text:style-name="Strong_20_Emphasis">entrée du programme</text:span> conserve :</text:p>
      <text:list text:style-name="L19">
        <text:list-item>
          <text:p text:style-name="P24">l’auteur (joueur),</text:p>
        </text:list-item>
        <text:list-item>
          <text:p text:style-name="P24">le coût et les effets appliqués,</text:p>
        </text:list-item>
        <text:list-item>
          <text:p text:style-name="P24">la version du programme adoptée.</text:p>
        </text:list-item>
      </text:list>
      <text:p text:style-name="Text_20_body">Journal d’événements :</text:p>
      <text:list text:style-name="L20">
        <text:list-item>
          <text:p text:style-name="P25"><text:span text:style-name="Source_20_Text">programme_versionnee</text:span> : modifications pendant le conseil,</text:p>
        </text:list-item>
        <text:list-item>
          <text:p text:style-name="P25"><text:span text:style-name="Source_20_Text">programme_vote</text:span> : résultat du vote,</text:p>
        </text:list-item>
        <text:list-item>
          <text:p text:style-name="P25"><text:span text:style-name="Source_20_Text">programme_amende</text:span> : amendements appliqués,</text:p>
        </text:list-item>
        <text:list-item>
          <text:p text:style-name="P25"><text:span text:style-name="Source_20_Text">mesure_executee</text:span> : effets réels des cartes et leurs auteurs.</text:p>
        </text:list-item>
      </text:list>
      <text:h text:style-name="Heading_20_3" text:outline-level="3"><text:soft-page-break/>scores</text:h>
      <text:p text:style-name="Text_20_body"><text:span text:style-name="Strong_20_Emphasis">Score collectif du cabinet</text:span></text:p>
      <text:list text:style-name="L21">
        <text:list-item>
          <text:p text:style-name="P26">tension globale (somme pondérée des axes, plus basse = meilleur résultat),</text:p>
        </text:list-item>
        <text:list-item>
          <text:p text:style-name="P26">discipline budgétaire (déficits et dette),</text:p>
        </text:list-item>
        <text:list-item>
          <text:p text:style-name="P26">stabilité politique (capital politique collectif).</text:p>
        </text:list-item>
      </text:list>
      <text:p text:style-name="Text_20_body"><text:span text:style-name="Strong_20_Emphasis">Score individuel</text:span></text:p>
      <text:list text:style-name="L22">
        <text:list-item>
          <text:p text:style-name="P27">capital politique personnel final,</text:p>
        </text:list-item>
        <text:list-item>
          <text:p text:style-name="P27">alignement avec son axe prioritaire,</text:p>
        </text:list-item>
        <text:list-item>
          <text:p text:style-name="P27">contribution directe via les mesures exécutées (impact net positif),</text:p>
        </text:list-item>
        <text:list-item>
          <text:p text:style-name="P27">pénalités éventuelles (scandales, budgets déstabilisés, cartes annulées).</text:p>
        </text:list-item>
      </text:list>
      <text:p text:style-name="Horizontal_20_Line"/>
      <text:h text:style-name="Heading_20_1" text:outline-level="1">🔚 conditions de fin</text:h>
      <text:list text:style-name="L23">
        <text:list-item>
          <text:p text:style-name="P28"><text:span text:style-name="Strong_20_Emphasis">Renversement</text:span> : capital politique collectif ≤ 0 pendant 2 tours ;</text:p>
        </text:list-item>
        <text:list-item>
          <text:p text:style-name="P28"><text:span text:style-name="Strong_20_Emphasis">Crise majeure</text:span> : un axe dépasse son seuil de crise (fin immédiate) ;</text:p>
        </text:list-item>
        <text:list-item>
          <text:p text:style-name="P28"><text:span text:style-name="Strong_20_Emphasis">Dissolution ou remaniement</text:span> : par événement ou vote spécial ;</text:p>
        </text:list-item>
        <text:list-item>
          <text:p text:style-name="P28"><text:span text:style-name="Strong_20_Emphasis">Élections</text:span> : tour maximum atteint (fin “normale”).</text:p>
        </text:list-item>
      </text:list>
      <text:p text:style-name="Text_20_body">Si plusieurs conditions sont remplies simultanément, la <text:span text:style-name="Strong_20_Emphasis">crise majeure</text:span> prévaut (fin brutale).</text:p>
      <text:p text:style-name="Horizontal_20_Line"/>
      <text:h text:style-name="Heading_20_1" text:outline-level="1">🧠 philosophie du design</text:h>
      <text:p text:style-name="Text_20_body">Le jeu repose sur la tension entre <text:span text:style-name="Strong_20_Emphasis">concertation et contraintes systémiques</text:span> :<text:line-break/>chaque mesure utile à un axe détériore souvent un autre ou le budget.</text:p>
      <text:p text:style-name="Text_20_body">Le <text:span text:style-name="Strong_20_Emphasis">PM</text:span> (ordinateur) n’est pas un arbitre moral, mais l’<text:span text:style-name="Strong_20_Emphasis">exécutant neutre</text:span> des décisions collectives.<text:line-break/>Le <text:span text:style-name="Strong_20_Emphasis">Conseil</text:span> est le cœur du jeu : c’est là que se forment les alliances, compromis et rivalités.<text:line-break/>Les <text:span text:style-name="Strong_20_Emphasis">amendements</text:span> et <text:span text:style-name="Strong_20_Emphasis">procédures spéciales</text:span> servent d’espace d’opportunités politiques, reflétant la souplesse ou la crise du système.<text:line-break/>La <text:span text:style-name="Strong_20_Emphasis">traçabilité</text:span> permet un <text:span text:style-name="Strong_20_Emphasis">bilan politique final</text:span>, mesurant à la fois la performance du cabinet et la contribution individuell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31T13:38:42.598398118</meta:creation-date>
    <dc:date>2025-10-31T14:21:44.935686236</dc:date>
    <meta:editing-duration>PT43M</meta:editing-duration>
    <meta:editing-cycles>8</meta:editing-cycles>
    <meta:generator>LibreOffice/24.2.7.2$Linux_X86_64 LibreOffice_project/420$Build-2</meta:generator>
    <meta:document-statistic meta:table-count="5" meta:image-count="0" meta:object-count="0" meta:page-count="9" meta:paragraph-count="243" meta:word-count="2197" meta:character-count="13955" meta:non-whitespace-character-count="12098"/>
  </office:meta>
</office:document-meta>
</file>